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rlito" fo:font-size="11pt" officeooo:rsid="001fd997" officeooo:paragraph-rsid="001fd997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Carlito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Carlito" fo:font-size="11pt" fo:font-style="italic" fo:font-weight="bold" officeooo:rsid="001fd997" officeooo:paragraph-rsid="001fd997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rlito" fo:font-size="11pt" fo:font-style="italic" fo:font-weight="bold" officeooo:rsid="001fd997" officeooo:paragraph-rsid="0020bc16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rlito" fo:font-size="11pt" style:text-underline-style="none" style:font-size-asian="11pt" style:font-size-complex="11pt"/>
    </style:style>
    <style:style style:name="P6" style:family="paragraph" style:parent-style-name="Standard">
      <style:paragraph-properties fo:text-align="justify" style:justify-single-word="false"/>
    </style:style>
    <style:style style:name="T1" style:family="text">
      <style:text-properties officeooo:rsid="001fd997"/>
    </style:style>
    <style:style style:name="T2" style:family="text">
      <style:text-properties officeooo:rsid="0020bc16"/>
    </style:style>
    <style:style style:name="T3" style:family="text">
      <style:text-properties style:font-name="Carlito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 Dar un ejemplo de un catedrático que contradiga o contraponga el código de ética en relacion con la institución educativa.</text:p>
      <text:p text:style-name="P2"/>
      <text:p text:style-name="P1">Un catedrático perteneciente a la institución UADER.</text:p>
      <text:p text:style-name="P2"/>
      <text:p text:style-name="P2">Llega tarde a las clases, no explica debidamente los temas presentados en la <text:span text:style-name="T1">cátedra</text:span>, suele perder mucho tiempo (mas de lo permitido) en temas que son externos a la <text:span text:style-name="T1">cátedra</text:span>, entre otras cosas, por lo tanto:</text:p>
      <text:p text:style-name="P5"/>
      <text:p text:style-name="P2">Contradice el <text:span text:style-name="T1">código</text:span> de <text:span text:style-name="T1">ética</text:span> en las siguientes secciones:</text:p>
      <text:p text:style-name="P2"/>
      <text:p text:style-name="P2">Cumplimiento y obligaciones:</text:p>
      <text:p text:style-name="P2"/>
      <text:p text:style-name="P2">No cumple con el tiempo convenido para asistir oportunamente y con la frecuencia requerida al desarrollar su practica docente.</text:p>
      <text:p text:style-name="P2"/>
      <text:p text:style-name="P2">Evaluaciones a los alumnos:</text:p>
      <text:p text:style-name="P2"/>
      <text:p text:style-name="P2">No respeta la asistencia exigida.</text:p>
      <text:p text:style-name="P2">No entrega los resultados de las evaluaciones en un tiempo adecuado</text:p>
      <text:p text:style-name="P2">No llevar una supervisión del desempeño del alumno en forma personal preocupándose por establecer si los bajos resultados son producto del desempeño del alumno o del maestro.</text:p>
      <text:p text:style-name="P2"/>
      <text:p text:style-name="P4"><text:span text:style-name="T2">2</text:span>. Dar un ejemplo de un <text:s/>profesional que contradiga o contraponga el código de ética en la sección <text:span text:style-name="T2">u</text:span>so de internet.</text:p>
      <text:p text:style-name="P2"/>
      <text:p text:style-name="P2">2 de fecbrero de 2018:</text:p>
      <text:p text:style-name="P2"/>
      <text:p text:style-name="P2">Un juez federal ordena la <text:span text:style-name="T2">detención</text:span> de 7 funcionarios de AFIP, un empresario, un supuesto gerente de bolsa y dos empleados, en el marco de la causa en la que se intenta esclarecer como se filtro <text:span text:style-name="T2">información</text:span> de personas que ingresaron al ultimo blanqueo de capitales en 2016.</text:p>
      <text:p text:style-name="P2"><text:span text:style-name="T2">Fuentes</text:span> judiciales sostienen que en la causa, que se encuentra en secreto de sumario, se pudo determinar la existencia de una <text:span text:style-name="T2">organización</text:span> con acceso a la base de datos de la AFIP, que se <text:span text:style-name="T2">dedicaría</text:span> a la <text:span text:style-name="T2">acumulación</text:span> y venta de <text:span text:style-name="T2">información</text:span> secreta. Las fuentes con acceso al expediente hicieron trascender que "a partir de la <text:span text:style-name="T2">investigación</text:span>, se detecto que una empresa de reportes crediticios conocida como reportes <text:span text:style-name="T2">Online</text:span>, <text:span text:style-name="T2">ofrecía</text:span> <text:span text:style-name="T2">información</text:span> confidencial a sus clientes".</text:p>
      <text:p text:style-name="P2">Fuentes cercanas a la <text:span text:style-name="T2">investigación</text:span> confiaron a los medios de prensa que en las oficinas privadas allanadas se encontraron sumas en efectivo por una cantidad no menor a US$ 3 millones.</text:p>
      <text:p text:style-name="P2"/>
      <text:p text:style-name="P2">Contradice el <text:span text:style-name="T2">código</text:span> de <text:span text:style-name="T2">ética</text:span> en las siguientes secciones:</text:p>
      <text:p text:style-name="P2"/>
      <text:p text:style-name="P6"><text:span text:style-name="T3">Proceder en todos las ocasiones que navegue en Internet portarse con honor y dignidad, ajustándose a la mas estricta moralidad, velando por el prestigio personal y decoro profesional y actuando con decencia en todos los casos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6:57:59.373775359</meta:creation-date>
    <dc:date>2019-04-24T17:02:24.384688509</dc:date>
    <meta:editing-duration>PT4M29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17" meta:word-count="367" meta:character-count="2245" meta:non-whitespace-character-count="1894"/>
  </office:meta>
</office:document-meta>
</file>